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2.458cm" fo:min-width="4.958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355269" draw:marker-end="Extrémités_20_de_20_flèche_20_1" draw:marker-end-width="0.3cm" draw:fill="none" draw:fill-color="#000000" draw:textarea-vertical-align="middle"/>
    </style:style>
    <style:style style:name="gr4" style:family="graphic" style:parent-style-name="Objet_20_sans_20_remplissage_20_et_20_sans_20_ligne">
      <style:graphic-properties svg:stroke-color="#3465a4" draw:fill-color="#355269" draw:textarea-horizontal-align="center" draw:textarea-vertical-align="middle" draw:ole-draw-aspect="1" style:protect="siz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-color="#35526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5cm" svg:height="3cm" svg:x="3.949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84cm" svg:height="0.951cm" svg:x="4.016cm" svg:y="4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4.38cm" svg:height="0.929cm" svg:x="4cm" svg:y="5.57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2.281cm" svg:height="0.56cm" svg:x="7.25cm" svg:y="6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3" draw:text-style-name="P3" draw:layer="layout" svg:x1="6.5cm" svg:y1="7.5cm" svg:x2="7.25cm" svg:y2="6.4cm">
          <text:p/>
        </draw:line>
        <draw:frame draw:style-name="gr4" draw:text-style-name="P4" draw:layer="layout" svg:width="4.017cm" svg:height="0.542cm" svg:x="4.25cm" svg:y="7.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12-10T15:37:11.636685673</dc:date>
    <meta:editing-duration>PT4H55M7S</meta:editing-duration>
    <meta:editing-cycles>17</meta:editing-cycles>
    <meta:generator>LibreOffice/7.3.7.2$Linux_X86_64 LibreOffice_project/30$Build-2</meta:generator>
    <meta:document-statistic meta:object-count="6"/>
  </office:meta>
</office:document-meta>
</file>

<file path=Object 2/content.xml><?xml version="1.0" encoding="utf-8"?>
<math xmlns="http://www.w3.org/1998/Math/MathML" display="block">
  <semantics>
    <mrow>
      <mrow>
        <mi mathvariant="italic">inputs</mi>
        <mo stretchy="false">=</mo>
        <mo stretchy="false">{</mo>
      </mrow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  <mo stretchy="false">}</mo>
    </mrow>
    <annotation encoding="StarMath 5.0">inputs=\{(x_i,y_i)\}</annotation>
  </semantics>
</math>
</file>

<file path=Object 20/content.xml><?xml version="1.0" encoding="utf-8"?>
<math xmlns="http://www.w3.org/1998/Math/MathML" display="block">
  <semantics>
    <mrow>
      <mrow>
        <msub>
          <mi>u</mi>
          <mi>i</mi>
        </msub>
        <mo stretchy="false">=</mo>
        <mi>ϕ</mi>
      </mrow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  <msub>
        <mi>w</mi>
        <mi>θ</mi>
      </msub>
      <mrow>
        <mo fence="true" form="prefix" stretchy="false">(</mo>
        <mrow>
          <mrow>
            <msub>
              <mi>x</mi>
              <mi>i</mi>
            </msub>
            <mi>,</mi>
            <msub>
              <mi>y</mi>
              <mi>i</mi>
            </msub>
          </mrow>
        </mrow>
        <mo fence="true" form="postfix" stretchy="false">)</mo>
      </mrow>
    </mrow>
    <annotation encoding="StarMath 5.0">u_i = %phi(x_i,y_i)w_%theta (x_i,y_i)</annotation>
  </semantics>
</math>
</file>

<file path=Object 7/content.xml><?xml version="1.0" encoding="utf-8"?>
<math xmlns="http://www.w3.org/1998/Math/MathML" display="block">
  <semantics>
    <mrow>
      <mrow>
        <mi mathvariant="italic">outputs</mi>
        <mo stretchy="false">=</mo>
        <mo stretchy="false">{</mo>
      </mrow>
      <msub>
        <mi>u</mi>
        <mi>i</mi>
      </msub>
      <mo stretchy="false">}</mo>
    </mrow>
    <annotation encoding="StarMath 5.0">outputs=\{u_i\}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pts</mi>
      </msub>
    </mrow>
    <annotation encoding="StarMath 5.0">i=1,...,n_{pts}</annotation>
  </semantics>
</math>
</file>